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style-name="ce2" office:value-type="string" calcext:value-type="string">
            <text:p>Improvement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ate of Entry</text:p>
          </table:table-cell>
          <table:table-cell table:style-name="ce5" office:value-type="string" calcext:value-type="string">
            <text:p>Done with version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kip Channels &gt; 64 in case of Avantis, problaby with log hint.</text:p>
          </table:table-cell>
          <table:table-cell table:number-columns-repeated="163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w current processing action</text:p>
          </table:table-cell>
          <table:table-cell table:number-columns-repeated="163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config file reading</text:p>
          </table:table-cell>
          <table:table-cell table:number-columns-repeated="163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rge dca, mg and channel handling</text:p>
          </table:table-cell>
          <table:table-cell table:number-columns-repeated="163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readsheet export option</text:p>
          </table:table-cell>
          <table:table-cell table:number-columns-repeated="163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ad from console</text:p>
          </table:table-cell>
          <table:table-cell table:number-columns-repeated="1638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1T01:39:26.933765406</dc:date>
    <meta:editing-duration>PT7M46S</meta:editing-duration>
    <meta:editing-cycles>4</meta:editing-cycles>
    <meta:generator>LibreOffice/7.4.2.3$MacOSX_X86_64 LibreOffice_project/382eef1f22670f7f4118c8c2dd222ec7ad009daf</meta:generator>
    <meta:document-statistic meta:table-count="1" meta:cell-count="23" meta:object-count="0"/>
  </office:meta>
</office:document-meta>
</file>